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fo:color="#008000" style:font-name="Arial" fo:font-size="26pt" fo:font-weight="bold" style:font-size-asian="26pt" style:font-weight-asian="bold" style:font-size-complex="2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ía para el uso de GyPI</text:p>
      <text:p text:style-name="P1"/>
      <text:p text:style-name="P2">GyPI es desarrollado con la plataforma Zend (Zend Framework). Para instalarlo es necesario instalar la plataforma y configurar nuestro sistema. Con ánimos de facilitar esta tarea a nuestros usuarios se ha destinado un servidor de pruebas para que los clientes puedan entrar y mirar el prototipo del sistema.</text:p>
      <text:p text:style-name="P2"/>
      <text:p text:style-name="P2">Este prototipo no contiene sesiones ni discrimina las acciones que se pueden ejecutar por roles. Si el usuario quiere conocer en detalle del funcionamiento de los roles, deberá dirigirse al modelo de requisitos.</text:p>
      <text:p text:style-name="P2"/>
      <text:p text:style-name="P2">Este prototipo comprende todos los casos de uso con excepción de registrar proyecto, y sus derivados (incluciones y extenciones.</text:p>
      <text:p text:style-name="P2"/>
      <text:p text:style-name="P2">Para ver el prototipo diríjase a la url: <text:a xlink:type="simple" xlink:href="http://gfif.udea.edu.co/gypi">http://gfif.udea.edu.co/gyp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3T21:08:15</meta:creation-date>
    <dc:date>2012-01-23T22:44:34</dc:date>
    <meta:editing-duration>PT7M38S</meta:editing-duration>
    <meta:editing-cycles>3</meta:editing-cycles>
    <meta:generator>LibreOffice/3.4$Unix LibreOffice_project/340m1$Build-402</meta:generator>
    <meta:document-statistic meta:table-count="0" meta:image-count="0" meta:object-count="0" meta:page-count="1" meta:paragraph-count="5" meta:word-count="115" meta:character-count="739" meta:non-whitespace-character-count="629"/>
  </office:meta>
</office:document-meta>
</file>